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github.com/abbasshafi/Projects/tree/main/Image%20Processing%20using%20Machine%20Learnin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30T17:46:21.184070632</meta:creation-date>
    <dc:date>2022-07-30T17:46:42.850033287</dc:date>
    <meta:editing-duration>PT22S</meta:editing-duration>
    <meta:editing-cycles>1</meta:editing-cycles>
    <meta:document-statistic meta:table-count="0" meta:image-count="0" meta:object-count="0" meta:page-count="1" meta:paragraph-count="1" meta:word-count="1" meta:character-count="96" meta:non-whitespace-character-count="96"/>
    <meta:generator>LibreOffice/7.3.2.2$Linux_X86_64 LibreOffice_project/30$Build-2</meta:generator>
  </office:meta>
</office:document-meta>
</file>